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r.escape( char [ ] c ,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er.getLin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formatDiff( String dif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porter.formatRequestDetails( RequestData request , StringBuffer s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escape( String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er.genDetails( RecordSession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genDiffDetails( File diff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porter.getPlayback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formatDetails( RecordSessionBean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er.formatParameterDetails( RequestData request , String button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er.getRecord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